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text-properties officeooo:rsid="00084e4e" officeooo:paragraph-rsid="00084e4e"/>
    </style:style>
    <style:style style:name="P2" style:family="paragraph" style:parent-style-name="Text_20_body">
      <style:text-properties officeooo:rsid="0008910d" officeooo:paragraph-rsid="0008910d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officeooo:paragraph-rsid="000a9e66"/>
    </style:style>
    <style:style style:name="P5" style:family="paragraph" style:parent-style-name="List_20_Paragraph" style:list-style-name="WWNum2">
      <style:paragraph-properties fo:text-align="justify" style:justify-single-word="false"/>
    </style:style>
    <style:style style:name="P6" style:family="paragraph" style:parent-style-name="List_20_Paragraph" style:list-style-name="WWNum3">
      <style:paragraph-properties fo:text-align="justify" style:justify-single-word="false"/>
    </style:style>
    <style:style style:name="P7" style:family="paragraph" style:parent-style-name="List_20_Paragraph" style:list-style-name="WWNum4">
      <style:paragraph-properties fo:text-align="justify" style:justify-single-word="false"/>
    </style:style>
    <style:style style:name="P8" style:family="paragraph" style:parent-style-name="List_20_Paragraph" style:list-style-name="WWNum2">
      <style:paragraph-properties fo:text-align="justify" style:justify-single-word="false"/>
      <style:text-properties officeooo:rsid="0008910d" officeooo:paragraph-rsid="0008910d"/>
    </style:style>
    <style:style style:name="P9" style:family="paragraph" style:parent-style-name="List_20_Paragraph" style:list-style-name="WWNum2">
      <style:paragraph-properties fo:text-align="justify" style:justify-single-word="false"/>
      <style:text-properties officeooo:rsid="00089f08" officeooo:paragraph-rsid="00089f08"/>
    </style:style>
    <style:style style:name="P10" style:family="paragraph" style:parent-style-name="List_20_Paragraph" style:list-style-name="WWNum2">
      <style:paragraph-properties fo:text-align="justify" style:justify-single-word="false"/>
      <style:text-properties officeooo:rsid="000a9e66" officeooo:paragraph-rsid="000a9e66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officeooo:rsid="000a9e66" officeooo:paragraph-rsid="000a9e66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officeooo:rsid="000aecdd" officeooo:paragraph-rsid="000aecdd"/>
    </style:style>
    <style:style style:name="P13" style:family="paragraph" style:parent-style-name="List_20_Paragraph" style:list-style-name="WWNum3">
      <style:paragraph-properties fo:text-align="justify" style:justify-single-word="false"/>
      <style:text-properties officeooo:rsid="000aecdd" officeooo:paragraph-rsid="000aecdd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0aecdd" officeooo:paragraph-rsid="000aecd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rsid="00084e4e" officeooo:paragraph-rsid="00084e4e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a9e66"/>
    </style:style>
    <style:style style:name="T4" style:family="text">
      <style:text-properties officeooo:rsid="000b7e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PRUEBAS DE DESARROLLO DE SOFTWARE</text:span></text:p>
      <text:p text:style-name="P15"/>
      <text:p text:style-name="P16">1<text:span text:style-name="T2">.- </text:span>Indica la diferencia entre Pruebas de Caja Blanca y Pruebas de Caja Negra.</text:p>
      <text:h text:style-name="Heading_20_3" text:outline-level="3">BlackBox Testing</text:h>
      <text:p text:style-name="P1">Test realizado con la interfaz externa, <text:s/>la <text:span text:style-name="T4">función</text:span> principal es comprobar el comportamiento del input y el output sin necesidad de conocer el funcionamiento <text:span text:style-name="T4">lógico</text:span> de la aplicación <text:span text:style-name="T4">con unos valores esperados para la entrada que se a proporcionado </text:span>.</text:p>
      <text:p text:style-name="P2"/>
      <text:p text:style-name="P2"/>
      <text:p text:style-name="P2"/>
      <text:h text:style-name="Heading_20_3" text:outline-level="3">WhiteBox</text:h>
      <text:p text:style-name="Text_20_body"/>
      <text:p text:style-name="P17"/>
      <text:p text:style-name="P16">2.- Describir brevemente en qué consisten cada una de las siguientes pruebas.</text:p>
      <text:list xml:id="list1320083520" text:style-name="WWNum1">
        <text:list-item>
          <text:p text:style-name="P3">De unidad. <text:span text:style-name="T3">Comprobaremos el funcionamiento de un modulo</text:span></text:p>
        </text:list-item>
        <text:list-item>
          <text:p text:style-name="P4">De carga</text:p>
          <text:p text:style-name="P4"><text:span text:style-name="T3">Test de prueba de rendimiento relativo al comportamiento de las peticiones</text:span></text:p>
        </text:list-item>
        <text:list-item>
          <text:p text:style-name="P3">De estrés</text:p>
          <text:p text:style-name="P11">Sirve para comprobar los limites de la aplicación para determinar si la app podrá responder por ejemplo, si el numero de usuarios es superior a lo esperado, no se rompa el servicio</text:p>
        </text:list-item>
        <text:list-item>
          <text:p text:style-name="P3">De estabilidad</text:p>
          <text:p text:style-name="P11"><text:span text:style-name="T4">Servirá</text:span> para determinar si una aplicación puede soportar una carga continuada.</text:p>
        </text:list-item>
        <text:list-item>
          <text:p text:style-name="P3">De picos.</text:p>
          <text:p text:style-name="P12"><text:span text:style-name="T4">Comprobaríamos</text:span> el comportamiento del sistema variando el numero de usuarios</text:p>
        </text:list-item>
        <text:list-item>
          <text:p text:style-name="P3">Estructural</text:p>
          <text:p text:style-name="P12">Se centra en la estructura interna del programa</text:p>
        </text:list-item>
        <text:list-item>
          <text:p text:style-name="P3">Funcional</text:p>
          <text:p text:style-name="P12">Relativa al Black Box Testing , se centra en las funciones, input y output que recibe un modulo</text:p>
        </text:list-item>
        <text:list-item>
          <text:p text:style-name="P3">Aleatorias</text:p>
          <text:p text:style-name="P3"/>
        </text:list-item>
        <text:list-item>
          <text:p text:style-name="P3">De regresión.</text:p>
          <text:p text:style-name="P3"><text:bookmark text:name="_GoBack"/></text:p>
        </text:list-item>
      </text:list>
      <text:p text:style-name="P16">3.- Describir brevemente los tres tipos de <text:span text:style-name="T2">pruebas funcionales</text:span> (de caja negra) como son:</text:p>
      <text:list xml:id="list279044453" text:style-name="WWNum2">
        <text:list-item>
          <text:p text:style-name="P5">Particiones Equivalentes.</text:p>
          <text:p text:style-name="P8">Sin necesidad de tener acceso al SOURCE. Conociendo el tipo de valores que debe tener la aplicación, pasaremos unos <text:span text:style-name="T4">parámetros</text:span> predefinidos.</text:p>
          <text:p text:style-name="P8"><text:soft-page-break/>EJEMPLO: Si una app bancaria nos pidiera que en una interfaz <text:s/>tuviera que tener un <text:span text:style-name="T4">código</text:span> de area, que no admitiera valores que empezaran con 0 o 1, o que tenga que ser un NUMERO(bool)</text:p>
          <text:p text:style-name="P8"/>
        </text:list-item>
        <text:list-item>
          <text:p text:style-name="P5">Análisis de Valores límites</text:p>
          <text:p text:style-name="P9">Al aplicar los valores limite la variable CODIGO de 200 hasta 999, incluiríamos 201(el siguiente al primer valor admitido) y <text:s/>998( el penúltimo valor admitido)</text:p>
          <text:p text:style-name="P9">y como clases invalidas añadiríamos codigo = 199; <text:s/>codigo = 1000;</text:p>
          <text:p text:style-name="P9"/>
        </text:list-item>
        <text:list-item>
          <text:p text:style-name="P5">Pruebas aleatorias. <text:s/><text:span text:style-name="T3">Sirven para generar entradas aleatorias para la aplicación </text:span></text:p>
          <text:p text:style-name="P10">Las pruebas aleatorias no se utilizan en aplicaciones interactivas debido a la dificultad de generar secuencias de entrada para entornos interactivos</text:p>
          <text:p text:style-name="P5"/>
        </text:list-item>
      </text:list>
      <text:p text:style-name="P16">4.- Describir brevemente los siguientes tipos de <text:span text:style-name="T2">pruebas estructurales</text:span> (de caja blanca) como:</text:p>
      <text:list xml:id="list2436693639" text:style-name="WWNum3">
        <text:list-item>
          <text:p text:style-name="P6">Cobertura de sentencias.</text:p>
          <text:p text:style-name="P13">Se han de generar tantos casos de prueba posibles para que cada instrucción sea <text:span text:style-name="T4">ejecutada</text:span></text:p>
        </text:list-item>
        <text:list-item>
          <text:p text:style-name="P6">Cobertura de decisiones.</text:p>
          <text:p text:style-name="P13">Se trata de generar casos de prueba para que cada resultado se evalue al menos una vez en Verdadero y otra en Falso</text:p>
        </text:list-item>
        <text:list-item>
          <text:p text:style-name="P6">Cobertura de condiciones.</text:p>
          <text:p text:style-name="P13">Se trata de crear casos de prueba para que un elemento de una condicion se evalue al menos una vez en falso y otra en verdadero</text:p>
        </text:list-item>
        <text:list-item>
          <text:p text:style-name="P6">Cobertura de condiciones y decisiones.</text:p>
          <text:p text:style-name="P13">Se ejecutaran las 2 anteriores de manera simultanea</text:p>
        </text:list-item>
        <text:list-item>
          <text:p text:style-name="P6">Cobertura de caminos</text:p>
          <text:p text:style-name="P13">Determina que caminos debe seguir una aplicación desde el inicio hasta su ultima instrucción </text:p>
        </text:list-item>
        <text:list-item>
          <text:p text:style-name="P6">Cobertura del camino de prueba.</text:p>
        </text:list-item>
      </text:list>
      <text:p text:style-name="P14"><text:tab/>Hay dos tipos:</text:p>
      <text:p text:style-name="P14"><text:tab/>Una indica que cada bucle se debe ejecutar solo una vez, ya que hacerlo mas veces no aumenta la efectividad de la prueba</text:p>
      <text:p text:style-name="P14"><text:tab/>La otra recomienda ejecutar el bucle 3 veces</text:p>
      <text:p text:style-name="P16">5.- Indica tres características de herramientas que se pueden utilizar para las pruebas:</text:p>
      <text:list xml:id="list3667962339" text:style-name="WWNum4">
        <text:list-item>
          <text:p text:style-name="P7">Para Java:</text:p>
          <text:list>
            <text:list-item>
              <text:p text:style-name="P7">Jtiger <text:span text:style-name="T4">No consigo encontrar informacion de Jtiger</text:span></text:p>
            </text:list-item>
            <text:list-item>
              <text:p text:style-name="P7">TestNG</text:p>
            </text:list-item>
            <text:list-item>
              <text:p text:style-name="P7">Junit<text:span text:style-name="T4"> </text:span></text:p>
            </text:list-item>
          </text:list>
        </text:list-item>
        <text:list-item>
          <text:p text:style-name="P7">Otros lenguajes:</text:p>
          <text:list>
            <text:list-item>
              <text:p text:style-name="P7">CppUnit</text:p>
            </text:list-item>
            <text:list-item>
              <text:p text:style-name="P7">Nunit</text:p>
            </text:list-item>
            <text:list-item>
              <text:p text:style-name="P7">SimpleTest</text:p>
            </text:list-item>
            <text:list-item>
              <text:p text:style-name="P7">PHPUnit</text:p>
            </text:list-item>
            <text:list-item>
              <text:p text:style-name="P7">FoxUnit</text:p>
            </text:list-item>
          </text:list>
        </text:list-item>
        <text:list-item>
          <text:p text:style-name="P7">Pruebas de carga:</text:p>
          <text:list>
            <text:list-item>
              <text:p text:style-name="P7"><text:soft-page-break/>Jmeter</text:p>
            </text:list-item>
          </text:list>
        </text:list-item>
        <text:list-item>
          <text:p text:style-name="P7">katalon</text:p>
        </text:list-item>
      </text:list>
      <text:p text:style-name="P16"/>
      <text:p text:style-name="P16">Referencia (https://testeandosoftware.com/las-mejores-herramientas-para-realizar-pruebas-de-software/)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invitado</meta:initial-creator>
    <meta:editing-cycles>57</meta:editing-cycles>
    <meta:creation-date>2019-01-10T10:20:00</meta:creation-date>
    <dc:date>2019-01-23T15:42:23.788000000</dc:date>
    <meta:editing-duration>PT53M51S</meta:editing-duration>
    <meta:generator>LibreOffice/5.4.3.2$Windows_X86_64 LibreOffice_project/92a7159f7e4af62137622921e809f8546db437e5</meta:generator>
    <meta:document-statistic meta:table-count="0" meta:image-count="0" meta:object-count="0" meta:page-count="3" meta:paragraph-count="65" meta:word-count="573" meta:character-count="3371" meta:non-whitespace-character-count="28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